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0.1896in" fo:margin-left="-0.0688in" fo:margin-top="0in" fo:margin-bottom="0in" table:align="left" style:writing-mode="page"/>
    </style:style>
    <style:style style:name="Table1.A" style:family="table-column">
      <style:table-column-properties style:column-width="0.3785in"/>
    </style:style>
    <style:style style:name="Table1.B" style:family="table-column">
      <style:table-column-properties style:column-width="1.3264in"/>
    </style:style>
    <style:style style:name="Table1.C" style:family="table-column">
      <style:table-column-properties style:column-width="8.48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694in" fo:padding-top="0.0694in" fo:padding-bottom="0in" fo:border="1pt solid #bfbfbf"/>
    </style:style>
    <style:style style:name="Table2" style:family="table">
      <style:table-properties style:width="10.1215in" fo:margin-left="0in" table:align="left" style:writing-mode="lr-tb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0.6896in"/>
    </style:style>
    <style:style style:name="Table2.C" style:family="table-column">
      <style:table-column-properties style:column-width="4.0604in"/>
    </style:style>
    <style:style style:name="Table2.D" style:family="table-column">
      <style:table-column-properties style:column-width="1.3104in"/>
    </style:style>
    <style:style style:name="Table2.E" style:family="table-column">
      <style:table-column-properties style:column-width="3.5611in"/>
    </style:style>
    <style:style style:name="Table2.A1" style:family="table-cell">
      <style:table-cell-properties style:vertical-align="middle" fo:padding-left="0.0313in" fo:padding-right="0.0313in" fo:padding-top="0.0208in" fo:padding-bottom="0.0208in" fo:border="0.05pt solid #cccccc"/>
    </style:style>
    <style:style style:name="Table2.E1" style:family="table-cell">
      <style:table-cell-properties style:vertical-align="middle" fo:padding-left="0in" fo:padding-right="0.0194in" fo:padding-top="0.0208in" fo:padding-bottom="0.0208in" fo:border-left="none" fo:border-right="0.75pt solid #cccccc" fo:border-top="0.75pt solid #cccccc" fo:border-bottom="0.75pt solid #cccccc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1adaa2" officeooo:paragraph-rsid="001adaa2"/>
    </style:style>
    <style:style style:name="P2" style:family="paragraph" style:parent-style-name="Standard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style:font-size-asian="14pt" style:font-weight-asian="bold"/>
    </style:style>
    <style:style style:name="P4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Times New Roman" fo:font-size="14pt" fo:font-weight="bold" style:font-size-asian="14pt" style:font-weight-asian="bold"/>
    </style:style>
    <style:style style:name="P5" style:family="paragraph" style:parent-style-name="Standard">
      <style:paragraph-properties>
        <style:tab-stops/>
      </style:paragraph-properties>
      <style:text-properties style:use-window-font-color="true" loext:opacity="0%" style:font-name="Times New Roman" fo:font-size="12pt" fo:font-weight="bold" style:font-size-asian="12pt" style:font-weight-asian="bold"/>
    </style:style>
    <style:style style:name="P6" style:family="paragraph" style:parent-style-name="Standard">
      <style:paragraph-properties fo:text-align="justify" style:justify-single-word="false">
        <style:tab-stops/>
      </style:paragraph-properties>
      <style:text-properties style:use-window-font-color="true" loext:opacity="0%" style:font-name="Times New Roman" fo:font-size="12pt" fo:font-weight="bold" style:font-size-asian="12pt" style:font-weight-asian="bold"/>
    </style:style>
    <style:style style:name="P7" style:family="paragraph" style:parent-style-name="Standard">
      <style:paragraph-properties>
        <style:tab-stops/>
      </style:paragraph-properties>
      <style:text-properties style:use-window-font-color="true" loext:opacity="0%" style:font-name="Times New Roman" fo:font-size="10pt" fo:font-weight="bold" style:font-size-asian="10pt" style:font-weight-asian="bold"/>
    </style:style>
    <style:style style:name="P8" style:family="paragraph" style:parent-style-name="Standard">
      <style:paragraph-properties fo:text-align="justify" style:justify-single-word="false">
        <style:tab-stops/>
      </style:paragraph-properties>
      <style:text-properties style:use-window-font-color="true" loext:opacity="0%" style:font-name="Times New Roman" fo:font-size="10pt" fo:font-weight="bold" style:font-size-asian="10pt" style:font-weight-asian="bold"/>
    </style:style>
    <style:style style:name="P9" style:family="paragraph" style:parent-style-name="Standard">
      <style:paragraph-properties>
        <style:tab-stops/>
      </style:paragraph-properties>
      <style:text-properties style:use-window-font-color="true" loext:opacity="0%" style:font-name="Times New Roman" fo:font-size="10pt" fo:font-weight="bold" officeooo:rsid="001adaa2" officeooo:paragraph-rsid="001adaa2" style:font-size-asian="10pt" style:font-weight-asian="bold"/>
    </style:style>
    <style:style style:name="P10" style:family="paragraph" style:parent-style-name="Standard">
      <style:paragraph-properties>
        <style:tab-stops/>
      </style:paragraph-properties>
      <style:text-properties style:use-window-font-color="true" loext:opacity="0%" style:font-name="Times New Roman" fo:font-size="12pt" fo:font-weight="normal" style:font-size-asian="12pt" style:font-weight-asian="normal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style:use-window-font-color="true" loext:opacity="0%" style:font-name="Times New Roman" fo:font-size="12pt" fo:font-weight="normal" style:font-size-asian="12pt" style:font-weight-asian="normal"/>
    </style:style>
    <style:style style:name="P12" style:family="paragraph" style:parent-style-name="Standard">
      <style:paragraph-properties fo:margin-left="0.25in" fo:text-indent="0in" style:auto-text-indent="false">
        <style:tab-stops/>
      </style:paragraph-properties>
      <style:text-properties style:use-window-font-color="true" loext:opacity="0%" style:font-name="Times New Roman" fo:font-size="12pt" fo:font-weight="bold" style:font-size-asian="12pt" style:font-weight-asian="bold"/>
    </style:style>
    <style:style style:name="P13" style:family="paragraph" style:parent-style-name="Standard">
      <style:paragraph-properties>
        <style:tab-stops/>
      </style:paragraph-properties>
      <style:text-properties style:font-name="Times New Roman"/>
    </style:style>
    <style:style style:name="P14" style:family="paragraph" style:parent-style-name="Standard">
      <style:paragraph-properties fo:text-align="justify" style:justify-single-word="false">
        <style:tab-stops/>
      </style:paragraph-properties>
      <style:text-properties style:use-window-font-color="true" loext:opacity="0%" style:font-name="Times New Roman" fo:font-size="11pt" fo:font-weight="normal" style:font-size-asian="11pt" style:font-weight-asian="normal"/>
    </style:style>
    <style:style style:name="P15" style:family="paragraph" style:parent-style-name="Standard" style:list-style-name="WWNum1">
      <style:paragraph-properties fo:margin-top="0.0835in" fo:margin-bottom="0in" style:contextual-spacing="false" fo:text-align="justify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style:font-size-asian="12pt" style:font-size-complex="12pt"/>
    </style:style>
    <style:style style:name="P16" style:family="paragraph" style:parent-style-name="Standard" style:list-style-name="WWNum2">
      <style:paragraph-properties fo:margin-top="0.0835in" fo:margin-bottom="0in" style:contextual-spacing="false" fo:text-align="justify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top="0.0835in" fo:margin-bottom="0in" style:contextual-spacing="false" fo:text-align="justify" style:justify-single-word="false">
        <style:tab-stops/>
      </style:paragraph-properties>
      <style:text-properties style:use-window-font-color="true" loext:opacity="0%" style:font-name="Times New Roman" fo:font-size="12pt" fo:letter-spacing="normal" fo:font-weight="normal" style:letter-kerning="true" style:font-size-asian="12pt" style:font-weight-asian="normal" style:font-size-complex="12pt"/>
    </style:style>
    <style:style style:name="P18" style:family="paragraph" style:parent-style-name="Standard">
      <style:paragraph-properties fo:text-align="justify" style:justify-single-word="false">
        <style:tab-stops/>
      </style:paragraph-properties>
      <style:text-properties style:use-window-font-color="true" loext:opacity="0%" style:font-name="Times New Roman" fo:font-size="12pt" fo:letter-spacing="normal" fo:font-weight="normal" style:letter-kerning="true" style:font-size-asian="12pt" style:font-weight-asian="normal"/>
    </style:style>
    <style:style style:name="P19" style:family="paragraph" style:parent-style-name="Standard">
      <style:paragraph-properties fo:text-align="justify" style:justify-single-word="false">
        <style:tab-stops/>
      </style:paragraph-properties>
      <style:text-properties style:use-window-font-color="true" loext:opacity="0%" style:font-name="Times New Roman" fo:font-size="12pt" fo:letter-spacing="normal" fo:font-weight="bold" style:letter-kerning="true" style:font-size-asian="12pt" style:font-weight-asian="bold"/>
    </style:style>
    <style:style style:name="P20" style:family="paragraph" style:parent-style-name="Standard" style:list-style-name="WWNum3">
      <style:paragraph-properties fo:text-align="justify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/>
    </style:style>
    <style:style style:name="P21" style:family="paragraph" style:parent-style-name="Standard" style:list-style-name="WWNum3">
      <style:paragraph-properties fo:text-align="justify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use-window-font-color="true" loext:opacity="0%" style:font-name="Times New Roman" fo:font-size="12pt" fo:letter-spacing="normal" fo:font-weight="normal" style:letter-kerning="true" style:font-size-asian="12pt" style:font-weight-asian="normal"/>
    </style:style>
    <style:style style:name="P22" style:family="paragraph" style:parent-style-name="Standard" style:list-style-name="WWNum4">
      <style:paragraph-properties fo:margin-left="0.5in" fo:margin-right="0.1528in" fo:margin-top="0.0835in" fo:margin-bottom="0in" style:contextual-spacing="false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/>
    </style:style>
    <style:style style:name="P23" style:family="paragraph" style:parent-style-name="Standard">
      <style:paragraph-properties fo:margin-left="0.0161in" fo:margin-right="0.1528in" fo:margin-top="0.0835in" fo:margin-bottom="0in" style:contextual-spacing="false" fo:text-indent="0in" style:auto-text-indent="false">
        <style:tab-stops/>
      </style:paragraph-properties>
      <style:text-properties style:use-window-font-color="true" loext:opacity="0%" style:font-name="Times New Roman" fo:font-size="12pt" fo:letter-spacing="normal" fo:font-weight="normal" style:letter-kerning="true" style:font-size-asian="12pt" style:font-weight-asian="normal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2pt" fo:letter-spacing="normal" fo:font-weight="bold" style:letter-kerning="true" style:font-size-asian="12pt" style:font-weight-asian="bold"/>
    </style:style>
    <style:style style:name="P26" style:family="paragraph" style:parent-style-name="Standard" style:list-style-name="WWNum5">
      <style:paragraph-properties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/>
    </style:style>
    <style:style style:name="P27" style:family="paragraph" style:parent-style-name="Standard">
      <style:paragraph-properties>
        <style:tab-stops/>
      </style:paragraph-properties>
      <style:text-properties style:use-window-font-color="true" loext:opacity="0%" style:font-name="Times New Roman" fo:font-size="12pt" fo:letter-spacing="normal" fo:font-weight="bold" style:letter-kerning="true" style:font-size-asian="12pt" style:font-weight-asian="bold"/>
    </style:style>
    <style:style style:name="P28" style:family="paragraph" style:parent-style-name="Standard">
      <style:paragraph-properties>
        <style:tab-stops/>
      </style:paragraph-properties>
      <style:text-properties fo:color="#000000" loext:opacity="100%" style:font-name="Times New Roman" fo:font-size="12pt" fo:letter-spacing="normal" fo:font-weight="normal" style:letter-kerning="true" style:font-size-asian="12pt" style:font-weight-asian="normal"/>
    </style:style>
    <style:style style:name="P29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Times New Roman" fo:font-size="12pt" fo:letter-spacing="normal" fo:font-weight="normal" style:letter-kerning="true" style:font-size-asian="12pt" style:font-weight-asian="normal"/>
    </style:style>
    <style:style style:name="P30" style:family="paragraph" style:parent-style-name="Standard">
      <style:paragraph-properties fo:margin-top="0.0835in" fo:margin-bottom="0.0835in" style:contextual-spacing="false">
        <style:tab-stops/>
      </style:paragraph-properties>
      <style:text-properties style:use-window-font-color="true" loext:opacity="0%" style:font-name="Times New Roman" fo:font-size="12pt" fo:letter-spacing="normal" fo:font-weight="normal" style:letter-kerning="true" style:font-size-asian="12pt" style:font-weight-asian="normal"/>
    </style:style>
    <style:style style:name="P31" style:family="paragraph" style:parent-style-name="Standard">
      <style:text-properties style:use-window-font-color="true" loext:opacity="0%" style:font-name="Times New Roman" fo:font-size="14pt" fo:letter-spacing="normal" fo:font-weight="bold" style:letter-kerning="true" style:font-size-asian="14pt" style:font-weight-asian="bold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Times New Roman" officeooo:paragraph-rsid="001adaa2"/>
    </style:style>
    <style:style style:name="P33" style:family="paragraph" style:parent-style-name="Standard">
      <style:text-properties style:font-name="Times New Roman"/>
    </style:style>
    <style:style style:name="P3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Times New Roman"/>
    </style:style>
    <style:style style:name="P35" style:family="paragraph" style:parent-style-name="Table_20_Contents">
      <style:paragraph-properties fo:margin-left="0in" fo:margin-right="0in" fo:text-indent="0in" style:auto-text-indent="false"/>
      <style:text-properties style:font-name="Times New Roman"/>
    </style:style>
    <style:style style:name="P36" style:family="paragraph" style:parent-style-name="Text_20_body">
      <style:paragraph-properties fo:margin-top="0.0693in" fo:margin-bottom="0.0693in" style:contextual-spacing="false" fo:break-before="page"/>
      <style:text-properties fo:font-variant="normal" fo:text-transform="none" fo:color="#000000" loext:opacity="100%" style:font-name="Times New Roman" fo:font-size="13.5pt" fo:letter-spacing="normal" fo:font-style="normal" fo:font-weight="normal" style:font-size-asian="13.5pt" style:font-weight-asian="bold"/>
    </style:style>
    <style:style style:name="P37" style:family="paragraph" style:parent-style-name="Heading_20_2">
      <style:paragraph-properties fo:margin-left="0in" fo:margin-right="0in" fo:margin-top="0in" fo:margin-bottom="0.0972in" style:contextual-spacing="false" fo:line-height="114%" fo:text-indent="0in" style:auto-text-indent="false"/>
      <style:text-properties fo:font-variant="normal" fo:text-transform="none" fo:color="#000000" loext:opacity="100%" style:font-name="Times New Roman" fo:font-size="23.5pt" fo:letter-spacing="normal" fo:font-style="normal" fo:font-weight="normal" officeooo:paragraph-rsid="001c05c3" style:font-size-asian="13.5pt"/>
    </style:style>
    <style:style style:name="P38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c05c3" style:font-size-asian="12pt" style:font-size-complex="12pt"/>
    </style:style>
    <style:style style:name="P39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c05c3" style:font-size-asian="12pt" style:font-weight-asian="bold" style:font-size-complex="12pt"/>
    </style:style>
    <style:style style:name="P40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fo:font-variant="normal" fo:text-transform="none" fo:color="#000000" loext:opacity="100%" style:font-name="Times New Roman" fo:font-size="12pt" fo:letter-spacing="normal" fo:font-style="normal" fo:font-weight="bold" officeooo:paragraph-rsid="001c05c3" style:font-size-asian="12pt" style:font-weight-asian="bold" style:font-size-complex="12pt"/>
    </style:style>
    <style:style style:name="P41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c05c3" style:font-size-asian="12pt" style:font-weight-asian="bold" style:font-size-complex="12pt"/>
    </style:style>
    <style:style style:name="P42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c05c3" style:font-size-asian="12pt" style:font-weight-asian="bold" style:font-size-complex="12pt"/>
    </style:style>
    <style:style style:name="P43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c05c3" style:font-size-asian="12pt" style:font-weight-asian="bold" style:font-size-complex="12pt"/>
    </style:style>
    <style:style style:name="P44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c05c3" style:font-size-asian="12pt" style:font-weight-asian="bold" style:font-size-complex="12pt"/>
    </style:style>
    <style:style style:name="P45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c05c3" style:font-size-asian="12pt" style:font-weight-asian="bold" style:font-size-complex="12pt"/>
    </style:style>
    <style:style style:name="P46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c05c3" style:font-size-asian="12pt" style:font-weight-asian="bold" style:font-size-complex="12pt"/>
    </style:style>
    <style:style style:name="P47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c05c3" style:font-size-asian="12pt" style:font-weight-asian="bold" style:font-size-complex="12pt"/>
    </style:style>
    <style:style style:name="P48" style:family="paragraph" style:parent-style-name="Text_20_body" style:list-style-name="L8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c05c3" style:font-size-asian="12pt" style:font-weight-asian="bold" style:font-size-complex="12pt"/>
    </style:style>
    <style:style style:name="P49" style:family="paragraph" style:parent-style-name="Horizontal_20_Line">
      <style:paragraph-properties fo:margin-top="0.0693in" fo:margin-bottom="0.0693in" style:contextual-spacing="false" fo:text-indent="0in" style:auto-text-indent="false"/>
      <style:text-properties style:font-name="Times New Roman" fo:font-size="12pt" fo:font-weight="bold" officeooo:paragraph-rsid="001c05c3" style:font-size-asian="12pt" style:font-weight-asian="bold" style:font-size-complex="12pt"/>
    </style:style>
    <style:style style:name="P50" style:family="paragraph" style:parent-style-name="Text_20_body" style:list-style-name="L9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c05c3" style:font-size-asian="12pt" style:font-weight-asian="bold" style:font-size-complex="12pt"/>
    </style:style>
    <style:style style:name="P51" style:family="paragraph" style:parent-style-name="Text_20_body" style:list-style-name="L10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c05c3" style:font-size-asian="12pt" style:font-weight-asian="bold" style:font-size-complex="12pt"/>
    </style:style>
    <style:style style:name="P52" style:family="paragraph" style:parent-style-name="Text_20_body" style:list-style-name="L1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c05c3" style:font-size-asian="12pt" style:font-weight-asian="bold" style:font-size-complex="12pt"/>
    </style:style>
    <style:style style:name="P53" style:family="paragraph" style:parent-style-name="Text_20_body" style:list-style-name="L1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c05c3" style:font-size-asian="12pt" style:font-weight-asian="bold" style:font-size-complex="12pt"/>
    </style:style>
    <style:style style:name="P54" style:family="paragraph" style:parent-style-name="Text_20_body" style:list-style-name="L1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c05c3" style:font-size-asian="12pt" style:font-weight-asian="bold" style:font-size-complex="12pt"/>
    </style:style>
    <style:style style:name="P55" style:family="paragraph" style:parent-style-name="Text_20_body" style:list-style-name="L1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c05c3" style:font-size-asian="12pt" style:font-weight-asian="bold" style:font-size-complex="12pt"/>
    </style:style>
    <style:style style:name="P56" style:family="paragraph" style:parent-style-name="Text_20_body" style:list-style-name="L1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c05c3" style:font-size-asian="12pt" style:font-weight-asian="bold" style:font-size-complex="12pt"/>
    </style:style>
    <style:style style:name="P57" style:family="paragraph" style:parent-style-name="Text_20_body" style:list-style-name="L1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c05c3" style:font-size-asian="12pt" style:font-weight-asian="bold" style:font-size-complex="12pt"/>
    </style:style>
    <style:style style:name="P58" style:family="paragraph" style:parent-style-name="Text_20_body" style:list-style-name="L17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variant="normal" fo:text-transform="none" fo:color="#000000" loext:opacity="100%" style:font-name="Times New Roman" fo:font-size="12pt" fo:letter-spacing="normal" fo:font-style="normal" fo:font-weight="bold" officeooo:paragraph-rsid="001c05c3" style:font-size-asian="12pt" style:font-weight-asian="bold" style:font-size-complex="12pt"/>
    </style:style>
    <style:style style:name="P59" style:family="paragraph" style:parent-style-name="Text_20_body" style:list-style-name="L17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c05c3" style:font-size-asian="12pt" style:font-weight-asian="bold" style:font-size-complex="12pt"/>
    </style:style>
    <style:style style:name="T1" style:family="text">
      <style:text-properties fo:color="#000000" loext:opacity="100%" fo:font-family="TimesNewRomanPS-BoldMT" style:font-family-generic="roman" style:font-pitch="variable" fo:font-size="14pt" fo:font-weight="bold" style:font-size-asian="14pt" style:font-weight-asian="bold"/>
    </style:style>
    <style:style style:name="T2" style:family="text">
      <style:text-properties fo:color="#000000" loext:opacity="100%" fo:font-size="14pt" fo:font-weight="bold" style:font-size-asian="14pt" style:font-weight-asian="bold"/>
    </style:style>
    <style:style style:name="T3" style:family="text">
      <style:text-properties style:use-window-font-color="true" loext:opacity="0%" fo:font-family="Times-Bold" style:font-family-generic="roman" style:font-pitch="variable" fo:font-size="12pt" fo:font-weight="bold" style:font-size-asian="12pt" style:font-weight-asian="bold"/>
    </style:style>
    <style:style style:name="T4" style:family="text">
      <style:text-properties style:use-window-font-color="true" loext:opacity="0%" fo:font-family="Times-Bold" style:font-family-generic="roman" style:font-pitch="variable" fo:font-size="10pt" fo:font-weight="bold" style:font-size-asian="10pt" style:font-weight-asian="bold"/>
    </style:style>
    <style:style style:name="T5" style:family="text">
      <style:text-properties style:use-window-font-color="true" loext:opacity="0%" fo:font-family="Times-Roman" style:font-family-generic="roman" style:font-pitch="variable" fo:font-size="12pt" fo:font-weight="normal" style:font-size-asian="12pt" style:font-weight-asian="normal"/>
    </style:style>
    <style:style style:name="T6" style:family="text">
      <style:text-properties style:use-window-font-color="true" loext:opacity="0%" fo:font-size="12pt" fo:font-weight="normal" style:font-size-asian="12pt" style:font-weight-asian="normal"/>
    </style:style>
    <style:style style:name="T7" style:family="text">
      <style:text-properties style:use-window-font-color="true" loext:opacity="0%" fo:font-size="11pt" fo:font-weight="normal" style:font-size-asian="11pt" style:font-weight-asian="normal"/>
    </style:style>
    <style:style style:name="T8" style:family="text">
      <style:text-properties style:use-window-font-color="true" loext:opacity="0%" fo:font-family="Times-Roman" style:font-family-generic="roman" style:font-pitch="variable" fo:font-size="11pt" fo:font-weight="normal" style:font-size-asian="11pt" style:font-weight-asian="normal"/>
    </style:style>
    <style:style style:name="T9" style:family="text">
      <style:text-properties style:use-window-font-color="true" loext:opacity="0%" fo:font-weight="normal" style:font-weight-asian="normal"/>
    </style:style>
    <style:style style:name="T10" style:family="text">
      <style:text-properties style:use-window-font-color="true" loext:opacity="0%" fo:font-family="Times-Roman" style:font-family-generic="roman" style:font-pitch="variable" fo:font-size="12pt" fo:letter-spacing="normal" fo:font-weight="normal" style:letter-kerning="true" style:font-size-asian="12pt" style:font-weight-asian="normal"/>
    </style:style>
    <style:style style:name="T11" style:family="text">
      <style:text-properties style:use-window-font-color="true" loext:opacity="0%" fo:letter-spacing="normal" fo:font-weight="normal" style:letter-kerning="true" style:font-weight-asian="normal"/>
    </style:style>
    <style:style style:name="T12" style:family="text">
      <style:text-properties fo:color="#000000" loext:opacity="100%" fo:font-family="Times-Roman" style:font-family-generic="roman" style:font-pitch="variable" fo:font-size="11.5pt" fo:letter-spacing="0.0028in" fo:font-weight="normal" style:letter-kerning="true" style:font-size-asian="11.5pt" style:font-weight-asian="normal"/>
    </style:style>
    <style:style style:name="T13" style:family="text">
      <style:text-properties style:use-window-font-color="true" loext:opacity="0%" fo:font-size="12pt" fo:letter-spacing="normal" fo:font-weight="normal" style:letter-kerning="true" style:font-size-asian="12pt" style:font-weight-asian="normal"/>
    </style:style>
    <style:style style:name="T14" style:family="text">
      <style:text-properties fo:color="#000000" loext:opacity="100%" fo:font-size="11.5pt" fo:letter-spacing="0.0028in" fo:font-weight="normal" style:letter-kerning="true" style:font-size-asian="11.5pt" style:font-weight-asian="normal"/>
    </style:style>
    <style:style style:name="T15" style:family="text">
      <style:text-properties style:use-window-font-color="true" loext:opacity="0%" fo:font-family="Times-Bold" style:font-family-generic="roman" style:font-pitch="variable" fo:font-size="12pt" fo:letter-spacing="normal" fo:font-weight="bold" style:letter-kerning="true" style:font-size-asian="12pt" style:font-weight-asian="bold"/>
    </style:style>
    <style:style style:name="T16" style:family="text">
      <style:text-properties style:use-window-font-color="true" loext:opacity="0%" fo:font-size="12pt" fo:letter-spacing="normal" fo:font-weight="bold" style:letter-kerning="true" style:font-size-asian="12pt" style:font-weight-asian="bold"/>
    </style:style>
    <style:style style:name="T17" style:family="text">
      <style:text-properties fo:color="#000000" loext:opacity="100%" fo:font-family="Times-Roman" style:font-family-generic="roman" style:font-pitch="variable" fo:font-size="12pt" fo:letter-spacing="normal" fo:font-weight="normal" style:letter-kerning="true" style:font-size-asian="12pt" style:font-weight-asian="normal"/>
    </style:style>
    <style:style style:name="T18" style:family="text">
      <style:text-properties fo:color="#000000" loext:opacity="100%" fo:font-size="12pt" fo:letter-spacing="normal" fo:font-weight="normal" style:letter-kerning="true" style:font-size-asian="12pt" style:font-weight-asian="normal"/>
    </style:style>
    <style:style style:name="T19" style:family="text">
      <style:text-properties style:use-window-font-color="true" loext:opacity="0%" fo:font-family="Times-Bold" style:font-family-generic="roman" style:font-pitch="variable" fo:font-size="14pt" fo:letter-spacing="normal" fo:font-weight="bold" style:letter-kerning="true" style:font-size-asian="14pt" style:font-weight-asian="bold"/>
    </style:style>
    <style:style style:name="T20" style:family="text">
      <style:text-properties fo:color="#000000" loext:opacity="100%" officeooo:rsid="0019ba5f"/>
    </style:style>
    <style:style style:name="T21" style:family="text">
      <style:text-properties fo:color="#000000" loext:opacity="100%"/>
    </style:style>
    <style:style style:name="T22" style:family="text">
      <style:text-properties style:use-window-font-color="true" loext:opacity="0%" fo:font-family="TimesNewRomanPS-BoldMT" style:font-family-generic="roman" style:font-pitch="variable" fo:font-size="13.5pt" fo:font-weight="bold" style:font-size-asian="13.5pt" style:font-weight-asian="bold"/>
    </style:style>
    <style:style style:name="T23" style:family="text">
      <style:text-properties style:font-size-complex="18pt"/>
    </style:style>
    <style:style style:name="T24" style:family="text">
      <style:text-properties fo:font-weight="bold"/>
    </style:style>
    <style:style style:name="T25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Course Outline Artificial Intelligence</text:span></text:p>
      <text:p text:style-name="P2" loext:marker-style-name="T1"><text:span text:style-name="T2">Department of Computer Science</text:span><text:span text:style-name="T2"/></text:p>
      <text:p text:style-name="P2" loext:marker-style-name="T1"><text:span text:style-name="T2">Faculty of Computing &amp; Information Technology</text:span><text:span text:style-name="T2"/></text:p>
      <text:p text:style-name="P2" loext:marker-style-name="T1"><text:span text:style-name="T2">Hafiz Hayat Campus, University of Gujrat</text:span><text:span text:style-name="T2"/></text:p>
      <text:p text:style-name="P3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 loext:marker-style-name="T1"/>
          </table:table-cell>
          <table:table-cell table:style-name="Table1.A1" office:value-type="string">
            <text:p text:style-name="P5">Title</text:p>
          </table:table-cell>
          <table:table-cell table:style-name="Table1.A1" office:value-type="string">
            <text:p text:style-name="P5">Artificial Intelligence</text:p>
          </table:table-cell>
        </table:table-row>
        <table:table-row table:style-name="Table1.1">
          <table:table-cell table:style-name="Table1.A1" office:value-type="string">
            <text:p text:style-name="P6" loext:marker-style-name="T3"/>
          </table:table-cell>
          <table:table-cell table:style-name="Table1.A1" office:value-type="string">
            <text:p text:style-name="P5">Code</text:p>
          </table:table-cell>
          <table:table-cell table:style-name="Table1.A1" office:value-type="string">
            <text:p text:style-name="P7">CS-329</text:p>
          </table:table-cell>
        </table:table-row>
        <table:table-row table:style-name="Table1.1">
          <table:table-cell table:style-name="Table1.A1" office:value-type="string">
            <text:p text:style-name="P8" loext:marker-style-name="T4"/>
          </table:table-cell>
          <table:table-cell table:style-name="Table1.A1" office:value-type="string">
            <text:p text:style-name="P5">Credit hours</text:p>
          </table:table-cell>
          <table:table-cell table:style-name="Table1.A1" office:value-type="string">
            <text:p text:style-name="P9">3 (2+1)</text:p>
          </table:table-cell>
        </table:table-row>
        <table:table-row table:style-name="Table1.1">
          <table:table-cell table:style-name="Table1.A1" office:value-type="string">
            <text:p text:style-name="P8" loext:marker-style-name="T4"/>
          </table:table-cell>
          <table:table-cell table:style-name="Table1.A1" office:value-type="string">
            <text:p text:style-name="P5">Prerequisite</text:p>
          </table:table-cell>
          <table:table-cell table:style-name="Table1.A1" office:value-type="string">
            <text:p text:style-name="P10">None</text:p>
          </table:table-cell>
        </table:table-row>
        <table:table-row table:style-name="Table1.1">
          <table:table-cell table:style-name="Table1.A1" office:value-type="string">
            <text:p text:style-name="P11" loext:marker-style-name="T5"/>
          </table:table-cell>
          <table:table-cell table:style-name="Table1.A1" office:value-type="string">
            <text:p text:style-name="P6">Category</text:p>
          </table:table-cell>
          <table:table-cell table:style-name="Table1.A1" office:value-type="string">
            <text:p text:style-name="P10">Core</text:p>
          </table:table-cell>
        </table:table-row>
        <table:table-row table:style-name="Table1.1">
          <table:table-cell table:style-name="Table1.A1" office:value-type="string">
            <text:p text:style-name="P11" loext:marker-style-name="T5"/>
          </table:table-cell>
          <table:table-cell table:style-name="Table1.A1" office:value-type="string">
            <text:p text:style-name="P12">Course Description</text:p>
          </table:table-cell>
          <table:table-cell table:style-name="Table1.A1" office:value-type="string">
            <text:p text:style-name="P13"><text:span text:style-name="T6">This course will introduce the basics of artificial intelligence (AI), its scope and application domain. The course will cover topics such as the history of AI, intelligent agents, state-space problem representations, uninformed and heuristic search, game playing and adversarial search, logical agents, constraint satisfaction problems, Genetic Algorithms, Decision Tree, </text:span><text:span text:style-name="T7">Probabilistic Reasoning and Neural Network etc.</text:span></text:p>
          </table:table-cell>
        </table:table-row>
        <table:table-row table:style-name="Table1.1">
          <table:table-cell table:style-name="Table1.A1" office:value-type="string">
            <text:p text:style-name="P14" loext:marker-style-name="T8"/>
          </table:table-cell>
          <table:table-cell table:style-name="Table1.A1" office:value-type="string">
            <text:p text:style-name="P14" loext:marker-style-name="T8"/>
            <text:p text:style-name="P6">Aims &amp; Objectives</text:p>
          </table:table-cell>
          <table:table-cell table:style-name="Table1.A1" office:value-type="string">
            <text:list text:style-name="WWNum1">
              <text:list-item>
                <text:p text:style-name="P15" loext:marker-style-name="T5"><text:span text:style-name="T9">To introduce the principles of AI methods importance, and application of Artificial Intelligence techniques in solving problems</text:span><text:span text:style-name="T9"/></text:p>
              </text:list-item>
              <text:list-item>
                <text:p text:style-name="P15" loext:marker-style-name="T5"><text:span text:style-name="T9">To equip students with the developments, justifications, implementation, and use of representational, formalism and search methods.</text:span><text:span text:style-name="T9"/></text:p>
              </text:list-item>
              <text:list-item>
                <text:p text:style-name="P15" loext:marker-style-name="T5"><text:span text:style-name="T9">Understanding and Applying to Problem Solving Using Intelligent Adversarial Games Strategies.</text:span></text:p>
              </text:list-item>
            </text:list>
            <text:list text:style-name="WWNum2">
              <text:list-item>
                <text:p text:style-name="P16" loext:marker-style-name="T10"><text:span text:style-name="T11">Understanding and Applying to Problem Solving Using Statistical Learning. <text:s/></text:span><text:span text:style-name="T11"/></text:p>
              </text:list-item>
              <text:list-item>
                <text:p text:style-name="P16" loext:marker-style-name="T10"><text:span text:style-name="T11">Understanding and Applying Problem Solving Using Probabilistic Methods.</text:span><text:span text:style-name="T11"/></text:p>
              </text:list-item>
            </text:list>
            <text:p text:style-name="P17" loext:marker-style-name="T10"/>
          </table:table-cell>
        </table:table-row>
        <table:table-row table:style-name="Table1.1">
          <table:table-cell table:style-name="Table1.A1" office:value-type="string">
            <text:p text:style-name="P18" loext:marker-style-name="T10"/>
          </table:table-cell>
          <table:table-cell table:style-name="Table1.A1" office:value-type="string">
            <text:p text:style-name="P19">Learning Outcomes</text:p>
          </table:table-cell>
          <table:table-cell table:style-name="Table1.A1" office:value-type="string">
            <text:list text:style-name="WWNum3">
              <text:list-item>
                <text:p text:style-name="P20" loext:marker-style-name="T12"><text:span text:style-name="T13">Enabling students to study advanced courses in the field such as machine learning, neural networks, </text:span><text:span text:style-name="T14">and probabilistic decision making.</text:span></text:p>
              </text:list-item>
              <text:list-item>
                <text:p text:style-name="P21">Ability to apply knowledge representation, reasoning, and learning techniques to real-world problems by developing programs using the Python language.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8" loext:marker-style-name="T10"/>
          </table:table-cell>
          <table:table-cell table:style-name="Table1.A1" office:value-type="string">
            <text:p text:style-name="P19">Text Book</text:p>
          </table:table-cell>
          <table:table-cell table:style-name="Table1.A1" office:value-type="string">
            <text:list text:style-name="WWNum4">
              <text:list-item>
                <text:p text:style-name="P22" loext:marker-style-name="T10"><text:span text:style-name="T13">Artificial Intelligence: A modern approach. Russell and Norvig, 3rd edition Pearson Education Series in AI</text:span><text:span text:style-name="T13"/></text:p>
              </text:list-item>
            </text:list>
            <text:p text:style-name="P23" loext:marker-style-name="T10"><text:soft-page-break/></text:p>
          </table:table-cell>
        </table:table-row>
        <table:table-row table:style-name="Table1.1">
          <table:table-cell table:style-name="Table1.A1" office:value-type="string">
            <text:p text:style-name="P18" loext:marker-style-name="T10"/>
          </table:table-cell>
          <table:table-cell table:style-name="Table1.A1" office:value-type="string">
            <text:p text:style-name="P24" loext:marker-style-name="T15"><text:span text:style-name="T16">Reference Books</text:span><text:span text:style-name="T16"/></text:p>
            <text:p text:style-name="P24" loext:marker-style-name="T15"><text:span text:style-name="T16">&amp;</text:span><text:span text:style-name="T16"/></text:p>
            <text:p text:style-name="P25">Material</text:p>
          </table:table-cell>
          <table:table-cell table:style-name="Table1.A1" office:value-type="string">
            <text:list text:style-name="WWNum5">
              <text:list-item>
                <text:p text:style-name="P26" loext:marker-style-name="T10"><text:span text:style-name="T13">Luger, George &amp; Stubblefield, William, Artificial Intelligence: Structures and Strategies for Complex Problem Solving (6th ed.),</text:span><text:span text:style-name="T13"/></text:p>
              </text:list-item>
              <text:list-item>
                <text:p text:style-name="P26" loext:marker-style-name="T10"><text:span text:style-name="T13">Mathematical Methods in Artificial Intelligence. (Edward A. Bender).</text:span><text:span text:style-name="T13"/></text:p>
              </text:list-item>
              <text:list-item>
                <text:p text:style-name="P26" loext:marker-style-name="T10"><text:span text:style-name="T13">Principals of Artificial Intelligence and Expert Systems Development. (David W. Rolston)</text:span><text:span text:style-name="T13"/></text:p>
              </text:list-item>
              <text:list-item>
                <text:p text:style-name="P26" loext:marker-style-name="T10"><text:span text:style-name="T13">Nils J Nilson, Artificial Intelligence – A New Synthesis, Morgan Kaufman Publishers, Elsevier, USA.</text:span><text:span text:style-name="T13"/></text:p>
              </text:list-item>
              <text:list-item>
                <text:p text:style-name="P26" loext:marker-style-name="T10"><text:span text:style-name="T13">Patrick Henry Winston, Artificial Intelligence, Third Edition, Pearson Education Series in AI.</text:span><text:span text:style-name="T13"/></text:p>
              </text:list-item>
            </text:list>
            <text:p text:style-name="P23" loext:marker-style-name="T10"/>
          </table:table-cell>
        </table:table-row>
        <table:table-row table:style-name="Table1.1">
          <table:table-cell table:style-name="Table1.A1" office:value-type="string">
            <text:p text:style-name="P18" loext:marker-style-name="T10"/>
          </table:table-cell>
          <table:table-cell table:style-name="Table1.A1" office:value-type="string">
            <text:p text:style-name="P13" loext:marker-style-name="T15"><text:span text:style-name="T16">Grading Breakup and Policy</text:span><text:span text:style-name="T16"/></text:p>
            <text:p text:style-name="P27" loext:marker-style-name="T15"/>
          </table:table-cell>
          <table:table-cell table:style-name="Table1.A1" office:value-type="string">
            <text:p text:style-name="P13" loext:marker-style-name="T17"><text:span text:style-name="T18">Assignment(s): <text:s text:c="65"/>10% Quizzes: <text:s text:c="76"/>5%</text:span><text:span text:style-name="T18"/></text:p>
            <text:p text:style-name="P28">Project: <text:s text:c="77"/>10% Midterm Examination: <text:s text:c="53"/>25% Final Examination: <text:s text:c="58"/>50%</text:p>
          </table:table-cell>
        </table:table-row>
        <table:table-row table:style-name="Table1.1">
          <table:table-cell table:style-name="Table1.A1" office:value-type="string">
            <text:p text:style-name="P29" loext:marker-style-name="T17"/>
          </table:table-cell>
          <table:table-cell table:style-name="Table1.A1" office:value-type="string">
            <text:p text:style-name="P27">Plagiarism Policy:</text:p>
          </table:table-cell>
          <table:table-cell table:style-name="Table1.A1" office:value-type="string">
            <text:p text:style-name="P30">Collaboration and group work is encouraged but each student is required to submit his/her own contribution(s). Your writings must be your own thoughts. Cheating and plagiarism will not be tolerated and will be referred to the HoD &amp; Dean for appropriate action(s).</text:p>
          </table:table-cell>
        </table:table-row>
      </table:table>
      <text:p text:style-name="P31" loext:marker-style-name="T19"><text:line-break/></text:p>
      <text:p text:style-name="P32" loext:marker-style-name="T1"><text:span text:style-name="T20">16</text:span><text:span text:style-name="T21"> Week Plan</text:span></text:p>
      <text:p text:style-name="P3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4">Week</text:p>
          </table:table-cell>
          <table:table-cell table:style-name="Table2.A1" office:value-type="string">
            <text:p text:style-name="P34">Lectures</text:p>
          </table:table-cell>
          <table:table-cell table:style-name="Table2.A1" office:value-type="string">
            <text:p text:style-name="P35">Theory Topics</text:p>
          </table:table-cell>
          <table:table-cell table:style-name="Table2.A1" office:value-type="string">
            <text:p text:style-name="P35">Source (Book, Chapter No)</text:p>
          </table:table-cell>
          <table:table-cell table:style-name="Table2.E1" office:value-type="string">
            <text:p text:style-name="P35">Recommended Learning Activities &amp; Lab Work</text:p>
          </table:table-cell>
        </table:table-row>
        <table:table-row>
          <table:table-cell table:style-name="Table2.A1" office:value-type="string">
            <text:p text:style-name="P34">1</text:p>
          </table:table-cell>
          <table:table-cell table:style-name="Table2.A1" office:value-type="string">
            <text:p text:style-name="P34">1, 2</text:p>
          </table:table-cell>
          <table:table-cell table:style-name="Table2.A1" office:value-type="string">
            <text:p text:style-name="P35">Introduction to AI: History, Applications, Future. Intelligent Agents: Agents, Environments, Rationality, Types.</text:p>
          </table:table-cell>
          <table:table-cell table:style-name="Table2.A1" office:value-type="string">
            <text:p text:style-name="P35">A) Chapter 1, B) Chapter 2</text:p>
          </table:table-cell>
          <table:table-cell table:style-name="Table2.E1" office:value-type="string">
            <text:p text:style-name="P35">Lab Work: Introduction to Python for AI. Set up the development environment and write basic scripts for data handling.</text:p>
          </table:table-cell>
        </table:table-row>
        <table:table-row>
          <table:table-cell table:style-name="Table2.A1" office:value-type="string">
            <text:p text:style-name="P34">2</text:p>
          </table:table-cell>
          <table:table-cell table:style-name="Table2.A1" office:value-type="string">
            <text:p text:style-name="P34">3, 4</text:p>
          </table:table-cell>
          <table:table-cell table:style-name="Table2.A1" office:value-type="string">
            <text:p text:style-name="P35">Knowledge Representation with AI: Propositional Logic, Predicate Calculus.</text:p>
          </table:table-cell>
          <table:table-cell table:style-name="Table2.A1" office:value-type="string">
            <text:p text:style-name="P35">B) Chapter 2, A) Chapter 7</text:p>
          </table:table-cell>
          <table:table-cell table:style-name="Table2.E1" office:value-type="string">
            <text:p text:style-name="P35">Lab Work: Implement a simple agent in Python that demonstrates rational behavior in a defined environment.</text:p>
          </table:table-cell>
        </table:table-row>
        <table:table-row>
          <table:table-cell table:style-name="Table2.A1" office:value-type="string">
            <text:p text:style-name="P34">3</text:p>
          </table:table-cell>
          <table:table-cell table:style-name="Table2.A1" office:value-type="string">
            <text:p text:style-name="P34">5, 6</text:p>
          </table:table-cell>
          <table:table-cell table:style-name="Table2.A1" office:value-type="string">
            <text:p text:style-name="P35">Uninformed Search: State-Space Search, DFS, BFS, Iterative Deepening, Uniform-Cost Search.</text:p>
          </table:table-cell>
          <table:table-cell table:style-name="Table2.A1" office:value-type="string">
            <text:p text:style-name="P35">B) Chapter 3</text:p>
          </table:table-cell>
          <table:table-cell table:style-name="Table2.E1" office:value-type="string">
            <text:p text:style-name="P35">Lab Work: Implement and visualize DFS and BFS to solve a search problem, such as finding a path in a maze.</text:p>
          </table:table-cell>
        </table:table-row>
        <table:table-row>
          <table:table-cell table:style-name="Table2.A1" office:value-type="string">
            <text:p text:style-name="P34">4</text:p>
          </table:table-cell>
          <table:table-cell table:style-name="Table2.A1" office:value-type="string">
            <text:p text:style-name="P34">7, 8</text:p>
          </table:table-cell>
          <table:table-cell table:style-name="Table2.A1" office:value-type="string">
            <text:p text:style-name="P35">Evaluating Search Strategies: Complexity, Completeness, Optimality. Informed Search: Heuristically Informed Methods.</text:p>
          </table:table-cell>
          <table:table-cell table:style-name="Table2.A1" office:value-type="string">
            <text:p text:style-name="P35">A) Chapter 3</text:p>
          </table:table-cell>
          <table:table-cell table:style-name="Table2.E1" office:value-type="string">
            <text:p text:style-name="P35">Lab Work: Compare the performance of uninformed vs. informed search by measuring solution cost and time.</text:p>
          </table:table-cell>
        </table:table-row>
        <table:table-row>
          <table:table-cell table:style-name="Table2.A1" office:value-type="string">
            <text:p text:style-name="P34">5</text:p>
          </table:table-cell>
          <table:table-cell table:style-name="Table2.A1" office:value-type="string">
            <text:p text:style-name="P34">9, 10</text:p>
          </table:table-cell>
          <table:table-cell table:style-name="Table2.A1" office:value-type="string">
            <text:p text:style-name="P35">Informed Search: Greedy Search and A* Search.</text:p>
          </table:table-cell>
          <table:table-cell table:style-name="Table2.A1" office:value-type="string">
            <text:p text:style-name="P35">A) Chapter 3</text:p>
          </table:table-cell>
          <table:table-cell table:style-name="Table2.E1" office:value-type="string">
            <text:p text:style-name="P35">Lab Work: Implement A* search for a pathfinding problem (e.g., 8-puzzle).</text:p>
          </table:table-cell>
        </table:table-row>
        <table:table-row>
          <table:table-cell table:style-name="Table2.A1" office:value-type="string">
            <text:p text:style-name="P34">6</text:p>
          </table:table-cell>
          <table:table-cell table:style-name="Table2.A1" office:value-type="string">
            <text:p text:style-name="P34">11, 12</text:p>
          </table:table-cell>
          <table:table-cell table:style-name="Table2.A1" office:value-type="string">
            <text:p text:style-name="P35">Informed Search (Continued): Hill Climbing, Beam Search. Best First Search.</text:p>
          </table:table-cell>
          <table:table-cell table:style-name="Table2.A1" office:value-type="string">
            <text:p text:style-name="P35">A) Chapter 3</text:p>
          </table:table-cell>
          <table:table-cell table:style-name="Table2.E1" office:value-type="string">
            <text:p text:style-name="P35">Lab Work: Implement Hill Climbing to find a local optimum for a given problem.</text:p>
          </table:table-cell>
        </table:table-row>
        <table:table-row>
          <table:table-cell table:style-name="Table2.A1" office:value-type="string">
            <text:p text:style-name="P34">7</text:p>
          </table:table-cell>
          <table:table-cell table:style-name="Table2.A1" office:value-type="string">
            <text:p text:style-name="P34">13, 14</text:p>
          </table:table-cell>
          <table:table-cell table:style-name="Table2.A1" office:value-type="string">
            <text:p text:style-name="P35">Adversarial Search: Game Playing, Min-Max Procedure.</text:p>
          </table:table-cell>
          <table:table-cell table:style-name="Table2.A1" office:value-type="string">
            <text:p text:style-name="P35">A) Chapter 4, 5</text:p>
          </table:table-cell>
          <table:table-cell table:style-name="Table2.E1" office:value-type="string">
            <text:p text:style-name="P35">Lab Work: Develop a basic two-player game (e.g., Tic-Tac-Toe) and implement the Min-Max algorithm.</text:p>
          </table:table-cell>
        </table:table-row>
        <table:table-row>
          <table:table-cell table:style-name="Table2.A1" office:value-type="string">
            <text:p text:style-name="P34">8</text:p>
          </table:table-cell>
          <table:table-cell table:style-name="Table2.A1" office:value-type="string">
            <text:p text:style-name="P34">15, 16</text:p>
          </table:table-cell>
          <table:table-cell table:style-name="Table2.A1" office:value-type="string">
            <text:p text:style-name="P35">Game Playing (Continued): Static Evaluation Function, Alpha-Beta Pruning.</text:p>
          </table:table-cell>
          <table:table-cell table:style-name="Table2.A1" office:value-type="string">
            <text:p text:style-name="P35">A) Chapter 4, 5</text:p>
          </table:table-cell>
          <table:table-cell table:style-name="Table2.E1" office:value-type="string">
            <text:p text:style-name="P35">Lab Work: Enhance the previous week's game with an Alpha-Beta Pruning implementation to improve its efficiency.</text:p>
          </table:table-cell>
        </table:table-row>
        <table:table-row>
          <table:table-cell table:style-name="Table2.A1" office:value-type="string">
            <text:p text:style-name="P34">9</text:p>
          </table:table-cell>
          <table:table-cell table:style-name="Table2.A1" office:value-type="string">
            <text:p text:style-name="P34">17, 18</text:p>
          </table:table-cell>
          <table:table-cell table:style-name="Table2.A1" office:value-type="string">
            <text:p text:style-name="P35">Expert Systems: Intro, Knowledge Base, Components, Types, Applications, Forward/Backward Chaining.</text:p>
          </table:table-cell>
          <table:table-cell table:style-name="Table2.A1" office:value-type="string">
            <text:p text:style-name="P35">A) Chapter 7, 8, 9</text:p>
          </table:table-cell>
          <table:table-cell table:style-name="Table2.E1" office:value-type="string">
            <text:p text:style-name="P35">Lab Work: Build a small rule-based expert system in Python using an if-elif-else structure to model a simple decision-making process.</text:p>
          </table:table-cell>
        </table:table-row>
        <table:table-row>
          <table:table-cell table:style-name="Table2.A1" office:value-type="string">
            <text:p text:style-name="P34">10</text:p>
          </table:table-cell>
          <table:table-cell table:style-name="Table2.A1" office:value-type="string">
            <text:p text:style-name="P34">19, 20</text:p>
          </table:table-cell>
          <table:table-cell table:style-name="Table2.A1" office:value-type="string">
            <text:p text:style-name="P35">Machine Learning Fundamentals: Supervised Learning, Decision Tree, Information Theory, Feature Selection, <text:soft-page-break/>Entropy, Information Gain.</text:p>
          </table:table-cell>
          <table:table-cell table:style-name="Table2.A1" office:value-type="string">
            <text:p text:style-name="P35">A) Chapter 9</text:p>
          </table:table-cell>
          <table:table-cell table:style-name="Table2.E1" office:value-type="string">
            <text:p text:style-name="P35">Lab Work: Develop a decision tree classifier from scratch and apply it to a classification dataset.</text:p>
          </table:table-cell>
        </table:table-row>
        <table:table-row>
          <table:table-cell table:style-name="Table2.A1" office:value-type="string">
            <text:p text:style-name="P34">11</text:p>
          </table:table-cell>
          <table:table-cell table:style-name="Table2.A1" office:value-type="string">
            <text:p text:style-name="P34">21, 22</text:p>
          </table:table-cell>
          <table:table-cell table:style-name="Table2.A1" office:value-type="string">
            <text:p text:style-name="P35">Advanced Decision Trees: Gain Ratio, Gini Index. Probabilistic Reasoning: Bayesian Theorem, Handling Uncertainty.</text:p>
          </table:table-cell>
          <table:table-cell table:style-name="Table2.A1" office:value-type="string">
            <text:p text:style-name="P35">A) Chapter 10, 13</text:p>
          </table:table-cell>
          <table:table-cell table:style-name="Table2.E1" office:value-type="string">
            <text:p text:style-name="P35">Lab Work: Implement a Naïve Bayes classifier to handle a simple classification task with uncertainty.</text:p>
          </table:table-cell>
        </table:table-row>
        <table:table-row>
          <table:table-cell table:style-name="Table2.A1" office:value-type="string">
            <text:p text:style-name="P34">12</text:p>
          </table:table-cell>
          <table:table-cell table:style-name="Table2.A1" office:value-type="string">
            <text:p text:style-name="P34">23, 24</text:p>
          </table:table-cell>
          <table:table-cell table:style-name="Table2.A1" office:value-type="string">
            <text:p text:style-name="P35">Machine Learning for Classification: Naïve Bayes, SVM (Optional). Probabilistic Reasoning for Continuous Variables.</text:p>
          </table:table-cell>
          <table:table-cell table:style-name="Table2.A1" office:value-type="string">
            <text:p text:style-name="P35">A) Chapter 19, 20 + online resources</text:p>
          </table:table-cell>
          <table:table-cell table:style-name="Table2.E1" office:value-type="string">
            <text:p text:style-name="P35">Lab Work: Use a machine learning library (e.g., scikit-learn) to apply and compare a Naïve Bayes and SVM model to a new dataset.</text:p>
          </table:table-cell>
        </table:table-row>
        <table:table-row>
          <table:table-cell table:style-name="Table2.A1" office:value-type="string">
            <text:p text:style-name="P34">13</text:p>
          </table:table-cell>
          <table:table-cell table:style-name="Table2.A1" office:value-type="string">
            <text:p text:style-name="P34">25, 26</text:p>
          </table:table-cell>
          <table:table-cell table:style-name="Table2.A1" office:value-type="string">
            <text:p text:style-name="P35">Neural Networks: Intro to ANN, Applications, Topologies, Single-Layer Perceptron (SLP).</text:p>
          </table:table-cell>
          <table:table-cell table:style-name="Table2.A1" office:value-type="string">
            <text:p text:style-name="P35">A) Chapter 11</text:p>
          </table:table-cell>
          <table:table-cell table:style-name="Table2.E1" office:value-type="string">
            <text:p text:style-name="P35">Lab Work: Use a deep learning library like TensorFlow or PyTorch to build and train a basic feedforward neural network.</text:p>
          </table:table-cell>
        </table:table-row>
        <table:table-row>
          <table:table-cell table:style-name="Table2.A1" office:value-type="string">
            <text:p text:style-name="P34">14</text:p>
          </table:table-cell>
          <table:table-cell table:style-name="Table2.A1" office:value-type="string">
            <text:p text:style-name="P34">27, 28</text:p>
          </table:table-cell>
          <table:table-cell table:style-name="Table2.A1" office:value-type="string">
            <text:p text:style-name="P35">Backpropagation Algorithm: Multi-Layer Perceptron (MLP), Implementation for AND, OR, XOR.</text:p>
          </table:table-cell>
          <table:table-cell table:style-name="Table2.A1" office:value-type="string">
            <text:p text:style-name="P35">A) Chapter 12</text:p>
          </table:table-cell>
          <table:table-cell table:style-name="Table2.E1" office:value-type="string">
            <text:p text:style-name="P35">Lab Work: Implement an MLP from scratch in Python to solve the XOR problem, demonstrating backpropagation.</text:p>
          </table:table-cell>
        </table:table-row>
        <table:table-row>
          <table:table-cell table:style-name="Table2.A1" office:value-type="string">
            <text:p text:style-name="P34">15</text:p>
          </table:table-cell>
          <table:table-cell table:style-name="Table2.A1" office:value-type="string">
            <text:p text:style-name="P34">29, 30</text:p>
          </table:table-cell>
          <table:table-cell table:style-name="Table2.A1" office:value-type="string">
            <text:p text:style-name="P35">Genetic and Emergent ML: Introduction to Evolutionary Computing, Genetic Algorithms (GA), Genetic Operators.</text:p>
          </table:table-cell>
          <table:table-cell table:style-name="Table2.A1" office:value-type="string">
            <text:p text:style-name="P35">A) Chapter 12</text:p>
          </table:table-cell>
          <table:table-cell table:style-name="Table2.E1" office:value-type="string">
            <text:p text:style-name="P35">Lab Work: Implement a Genetic Algorithm to solve a classic optimization problem, such as the Eight Queens Problem.</text:p>
          </table:table-cell>
        </table:table-row>
        <table:table-row>
          <table:table-cell table:style-name="Table2.A1" office:value-type="string">
            <text:p text:style-name="P34">16</text:p>
          </table:table-cell>
          <table:table-cell table:style-name="Table2.A1" office:value-type="string">
            <text:p text:style-name="P34">31, 32</text:p>
          </table:table-cell>
          <table:table-cell table:style-name="Table2.A1" office:value-type="string">
            <text:p text:style-name="P35">Introduction to Deep Learning: Convolutional Neural Networks (CNN), RNN. Planning, Computer Vision, and Clustering overview.</text:p>
          </table:table-cell>
          <table:table-cell table:style-name="Table2.A1" office:value-type="string">
            <text:p text:style-name="P35">Handouts</text:p>
          </table:table-cell>
          <table:table-cell table:style-name="Table2.E1" office:value-type="string">
            <text:p text:style-name="P35">Lab Work: A project-based lab where students work on a small-scale final project, such as an image classifier using a pre-trained CNN.</text:p>
          </table:table-cell>
        </table:table-row>
      </table:table>
      <text:p text:style-name="P33"/>
      <text:p text:style-name="P33"/>
      <text:p text:style-name="P33"><text:line-break/><text:line-break/></text:p>
      <text:p text:style-name="P36" loext:marker-style-name="T22"/>
      <text:h text:style-name="P37" text:outline-level="2"><text:span text:style-name="T23">Lab Exercises in Detail</text:span></text:h>
      <text:h text:style-name="P38" text:outline-level="3">Part 1: Foundations and Problem-Solving (Weeks 1-9)</text:h>
      <text:p text:style-name="P39">This section focuses on essential programming skills and the implementation of classic AI search algorithms.</text:p>
      <text:p text:style-name="P40">Week 1: Introduction to Python for AI</text:p>
      <text:list text:style-name="L1">
        <text:list-item>
          <text:p text:style-name="P41"><text:span text:style-name="T24">Objective:</text:span> Learn Python basics and core libraries for AI.</text:p>
        </text:list-item>
        <text:list-item>
          <text:p text:style-name="P41"><text:span text:style-name="T24">Key Concepts:</text:span> Python syntax, data types, control flow, functions.</text:p>
        </text:list-item>
        <text:list-item>
          <text:p text:style-name="P41"><text:span text:style-name="T24">Libraries:</text:span> <text:span text:style-name="T24">NumPy</text:span> for numerical operations and <text:span text:style-name="T24">Pandas</text:span> for data manipulation.</text:p>
        </text:list-item>
        <text:list-item>
          <text:p text:style-name="P41"><text:span text:style-name="T24">Lab Work:</text:span> Set up a Python environment (Jupyter Notebook or Google Colab).</text:p>
        </text:list-item>
        <text:list-item>
          <text:p text:style-name="P41"><text:span text:style-name="T24">Exercise:</text:span> Write a Python script to demonstrate basic operations and list manipulations. Implement matrix operations using NumPy.</text:p>
        </text:list-item>
        <text:list-item>
          <text:p text:style-name="P41"><text:span text:style-name="T24">Assignment:</text:span> Develop a Python script to perform basic operations on NumPy arrays.</text:p>
        </text:list-item>
      </text:list>
      <text:p text:style-name="P40">Week 2: Uninformed Search Algorithms (DFS, BFS)</text:p>
      <text:list text:style-name="L2">
        <text:list-item>
          <text:p text:style-name="P42"><text:span text:style-name="T24">Objective:</text:span> Implement <text:span text:style-name="T24">Depth-First Search (DFS)</text:span> and <text:span text:style-name="T24">Breadth-First Search (BFS)</text:span>.</text:p>
        </text:list-item>
        <text:list-item>
          <text:p text:style-name="P42"><text:span text:style-name="T24">Key Concepts:</text:span> State-space search, graph traversal.</text:p>
        </text:list-item>
        <text:list-item>
          <text:p text:style-name="P42"><text:span text:style-name="T24">Lab Work:</text:span> Write Python code to implement both DFS and BFS.</text:p>
        </text:list-item>
        <text:list-item>
          <text:p text:style-name="P42"><text:span text:style-name="T24">Exercise:</text:span> Apply both algorithms to a sample state-space graph or a simple maze and compare their output paths.</text:p>
        </text:list-item>
      </text:list>
      <text:p text:style-name="P40">Week 3: Comparing Search Strategies</text:p>
      <text:list text:style-name="L3">
        <text:list-item>
          <text:p text:style-name="P43"><text:span text:style-name="T24">Objective:</text:span> Evaluate different search strategies based on time, space complexity, optimality, and completeness.</text:p>
        </text:list-item>
        <text:list-item>
          <text:p text:style-name="P43"><text:span text:style-name="T24">Key Concepts:</text:span> Complexity analysis, optimality, completeness.</text:p>
        </text:list-item>
        <text:list-item>
          <text:p text:style-name="P43"><text:span text:style-name="T24">Lab Work:</text:span> Test DFS, BFS, and Uniform-Cost Search on the same graph or problem.</text:p>
        </text:list-item>
        <text:list-item>
          <text:p text:style-name="P43"><text:soft-page-break/><text:span text:style-name="T24">Exercise:</text:span> Analyze and report on the performance of each algorithm, noting their strengths and weaknesses.</text:p>
        </text:list-item>
      </text:list>
      <text:p text:style-name="P39"><text:span text:style-name="T25">Week 4: Informed Search Algorithms (A Search)</text:span>*</text:p>
      <text:list text:style-name="L4">
        <text:list-item>
          <text:p text:style-name="P44"><text:span text:style-name="T24">Objective:</text:span> Implement <text:span text:style-name="T24">A* search</text:span> and compare it with Greedy Search.</text:p>
        </text:list-item>
        <text:list-item>
          <text:p text:style-name="P44"><text:span text:style-name="T24">Key Concepts:</text:span> Heuristics, cost function, admissibility.</text:p>
        </text:list-item>
        <text:list-item>
          <text:p text:style-name="P44"><text:span text:style-name="T24">Lab Work:</text:span> Write a Python program for A* search.</text:p>
        </text:list-item>
        <text:list-item>
          <text:p text:style-name="P44"><text:span text:style-name="T24">Exercise:</text:span> Implement A* search to solve a pathfinding problem, such as finding the optimal path through a maze. Compare its performance with a Greedy Search on the same problem in terms of nodes explored.</text:p>
        </text:list-item>
      </text:list>
      <text:p text:style-name="P40">Week 5: Heuristic Methods (Hill Climbing, Beam Search)</text:p>
      <text:list text:style-name="L5">
        <text:list-item>
          <text:p text:style-name="P45"><text:span text:style-name="T24">Objective:</text:span> Understand heuristic search methods and their limitations.</text:p>
        </text:list-item>
        <text:list-item>
          <text:p text:style-name="P45"><text:span text:style-name="T24">Key Concepts:</text:span> Local optima, greedy approach.</text:p>
        </text:list-item>
        <text:list-item>
          <text:p text:style-name="P45"><text:span text:style-name="T24">Lab Work:</text:span> Implement Hill Climbing and Beam Search in Python.</text:p>
        </text:list-item>
        <text:list-item>
          <text:p text:style-name="P45"><text:span text:style-name="T24">Exercise:</text:span> Apply these algorithms to a simple optimization problem, such as finding the maximum value in a simple cost landscape. Analyze how different heuristics affect performance.</text:p>
        </text:list-item>
      </text:list>
      <text:p text:style-name="P40">Week 6: Game Playing and Adversarial Search (Minimax)</text:p>
      <text:list text:style-name="L6">
        <text:list-item>
          <text:p text:style-name="P46"><text:span text:style-name="T24">Objective:</text:span> Implement the <text:span text:style-name="T24">Minimax algorithm</text:span> for a two-player game.</text:p>
        </text:list-item>
        <text:list-item>
          <text:p text:style-name="P46"><text:span text:style-name="T24">Key Concepts:</text:span> Game trees, adversarial search, best move selection.</text:p>
        </text:list-item>
        <text:list-item>
          <text:p text:style-name="P46"><text:span text:style-name="T24">Lab Work:</text:span> Create a basic two-player game like Tic-Tac-Toe.</text:p>
        </text:list-item>
        <text:list-item>
          <text:p text:style-name="P46"><text:span text:style-name="T24">Exercise:</text:span> Implement the Minimax algorithm for the game to allow the computer to make optimal moves.</text:p>
        </text:list-item>
      </text:list>
      <text:p text:style-name="P40">Week 7: Static Evaluation and Alpha-Beta Pruning</text:p>
      <text:list text:style-name="L7">
        <text:list-item>
          <text:p text:style-name="P47"><text:span text:style-name="T24">Objective:</text:span> Improve game search efficiency using <text:span text:style-name="T24">Alpha-Beta Pruning</text:span>.</text:p>
        </text:list-item>
        <text:list-item>
          <text:p text:style-name="P47"><text:span text:style-name="T24">Key Concepts:</text:span> Search tree optimization, static evaluation function.</text:p>
        </text:list-item>
        <text:list-item>
          <text:p text:style-name="P47"><text:span text:style-name="T24">Lab Work:</text:span> Modify the Tic-Tac-Toe implementation from the previous week.</text:p>
        </text:list-item>
        <text:list-item>
          <text:p text:style-name="P47"><text:soft-page-break/><text:span text:style-name="T24">Exercise:</text:span> Add Alpha-Beta Pruning to the Minimax algorithm and compare the performance with the standard implementation.</text:p>
        </text:list-item>
      </text:list>
      <text:p text:style-name="P40">Week 8: Introduction to Expert Systems</text:p>
      <text:list text:style-name="L8">
        <text:list-item>
          <text:p text:style-name="P48"><text:span text:style-name="T24">Objective:</text:span> Understand the basics of expert systems and their components.</text:p>
        </text:list-item>
        <text:list-item>
          <text:p text:style-name="P48"><text:span text:style-name="T24">Key Concepts:</text:span> Knowledge base, inference engine, rule-based systems.</text:p>
        </text:list-item>
        <text:list-item>
          <text:p text:style-name="P48"><text:span text:style-name="T24">Lab Work:</text:span> Create a simple rule-based system using Python.</text:p>
        </text:list-item>
        <text:list-item>
          <text:p text:style-name="P48"><text:span text:style-name="T24">Exercise:</text:span> Develop a program that can make decisions based on a set of predefined rules and user input (e.g., a simple medical or animal diagnosis system).</text:p>
        </text:list-item>
      </text:list>
      <text:p text:style-name="P49"/>
      <text:h text:style-name="P38" text:outline-level="3">Part 2: Machine Learning and Advanced AI (Weeks 10-16)</text:h>
      <text:p text:style-name="P39">This section focuses on practical machine learning models, from decision trees to neural networks, and introduces optimization techniques.</text:p>
      <text:p text:style-name="P40">Week 10: Decision Trees for Machine Learning</text:p>
      <text:list text:style-name="L9">
        <text:list-item>
          <text:p text:style-name="P50"><text:span text:style-name="T24">Objective:</text:span> Implement a <text:span text:style-name="T24">Decision Tree</text:span> classifier.</text:p>
        </text:list-item>
        <text:list-item>
          <text:p text:style-name="P50"><text:span text:style-name="T24">Key Concepts:</text:span> Supervised learning, classification, entropy, information gain.</text:p>
        </text:list-item>
        <text:list-item>
          <text:p text:style-name="P50"><text:span text:style-name="T24">Lab Work:</text:span> Use the <text:span text:style-name="T24">Scikit-learn</text:span> library.</text:p>
        </text:list-item>
        <text:list-item>
          <text:p text:style-name="P50"><text:span text:style-name="T24">Exercise:</text:span> Build and evaluate a decision tree on a classification dataset (e.g., the Iris dataset).</text:p>
        </text:list-item>
      </text:list>
      <text:p text:style-name="P40">Week 11: Probabilistic Reasoning and Naive Bayes</text:p>
      <text:list text:style-name="L10">
        <text:list-item>
          <text:p text:style-name="P51"><text:span text:style-name="T24">Objective:</text:span> Implement probabilistic reasoning and the <text:span text:style-name="T24">Naive Bayes classifier</text:span>.</text:p>
        </text:list-item>
        <text:list-item>
          <text:p text:style-name="P51"><text:span text:style-name="T24">Key Concepts:</text:span> Probability, Bayes' theorem, classification.</text:p>
        </text:list-item>
        <text:list-item>
          <text:p text:style-name="P51"><text:span text:style-name="T24">Lab Work:</text:span> Use Scikit-learn for the implementation.</text:p>
        </text:list-item>
        <text:list-item>
          <text:p text:style-name="P51"><text:span text:style-name="T24">Exercise:</text:span> Build a Naive Bayes model for a classification task, such as spam detection.</text:p>
        </text:list-item>
      </text:list>
      <text:p text:style-name="P40">Week 12: Artificial Neural Networks (ANN)</text:p>
      <text:list text:style-name="L11">
        <text:list-item>
          <text:p text:style-name="P52"><text:soft-page-break/><text:span text:style-name="T24">Objective:</text:span> Build a simple neural network using <text:span text:style-name="T24">TensorFlow</text:span> or <text:span text:style-name="T24">Keras</text:span>.</text:p>
        </text:list-item>
        <text:list-item>
          <text:p text:style-name="P52"><text:span text:style-name="T24">Key Concepts:</text:span> ANN structure, feedforward networks, neurons, layers.</text:p>
        </text:list-item>
        <text:list-item>
          <text:p text:style-name="P52"><text:span text:style-name="T24">Lab Work:</text:span> Build a feedforward neural network for a simple classification problem.</text:p>
        </text:list-item>
        <text:list-item>
          <text:p text:style-name="P52"><text:span text:style-name="T24">Exercise:</text:span> Implement a neural network for classifying handwritten digits using the MNIST dataset.</text:p>
        </text:list-item>
      </text:list>
      <text:p text:style-name="P40">Week 13: Backpropagation and MLP</text:p>
      <text:list text:style-name="L12">
        <text:list-item>
          <text:p text:style-name="P53"><text:span text:style-name="T24">Objective:</text:span> Understand the <text:span text:style-name="T24">backpropagation algorithm</text:span> and <text:span text:style-name="T24">Multi-Layer Perceptrons (MLP)</text:span>.</text:p>
        </text:list-item>
        <text:list-item>
          <text:p text:style-name="P53"><text:span text:style-name="T24">Key Concepts:</text:span> Training a neural network, loss function, gradient descent.</text:p>
        </text:list-item>
        <text:list-item>
          <text:p text:style-name="P53"><text:span text:style-name="T24">Lab Work:</text:span> Implement a simple MLP with backpropagation.</text:p>
        </text:list-item>
        <text:list-item>
          <text:p text:style-name="P53"><text:span text:style-name="T24">Exercise:</text:span> Create an MLP that can solve a binary classification problem (e.g., the XOR problem).</text:p>
        </text:list-item>
      </text:list>
      <text:p text:style-name="P40">Week 14: AI Model Optimization and Hyperparameter Tuning</text:p>
      <text:list text:style-name="L13">
        <text:list-item>
          <text:p text:style-name="P54"><text:span text:style-name="T24">Objective:</text:span> Optimize AI models using techniques like grid search and random search.</text:p>
        </text:list-item>
        <text:list-item>
          <text:p text:style-name="P54"><text:span text:style-name="T24">Key Concepts:</text:span> Hyperparameters, model optimization.</text:p>
        </text:list-item>
        <text:list-item>
          <text:p text:style-name="P54"><text:span text:style-name="T24">Lab Work:</text:span> Implement hyperparameter tuning using Scikit-learn.</text:p>
        </text:list-item>
        <text:list-item>
          <text:p text:style-name="P54"><text:span text:style-name="T24">Assignment:</text:span> Optimize the hyperparameters of a machine learning model for a classification task.</text:p>
        </text:list-item>
      </text:list>
      <text:p text:style-name="P40">Week 15: Genetic Algorithms</text:p>
      <text:list text:style-name="L14">
        <text:list-item>
          <text:p text:style-name="P55"><text:span text:style-name="T24">Objective:</text:span> Understand and implement a <text:span text:style-name="T24">Genetic Algorithm</text:span>.</text:p>
        </text:list-item>
        <text:list-item>
          <text:p text:style-name="P55"><text:span text:style-name="T24">Key Concepts:</text:span> Evolutionary computing, chromosomes, fitness, crossover, mutation.</text:p>
        </text:list-item>
        <text:list-item>
          <text:p text:style-name="P55"><text:span text:style-name="T24">Lab Work:</text:span> Implement a Genetic Algorithm to solve a basic optimization problem.</text:p>
        </text:list-item>
        <text:list-item>
          <text:p text:style-name="P55"><text:span text:style-name="T24">Exercise:</text:span> Solve a classic optimization problem like the Traveling Salesman Problem using a Genetic Algorithm.</text:p>
        </text:list-item>
      </text:list>
      <text:p text:style-name="P40">Week 16: Final Lab Project and Submission</text:p>
      <text:list text:style-name="L15">
        <text:list-item>
          <text:p text:style-name="P56"><text:span text:style-name="T24">Objective:</text:span> Apply all learned techniques to a real-world AI project.</text:p>
        </text:list-item>
        <text:list-item>
          <text:p text:style-name="P56"><text:soft-page-break/><text:span text:style-name="T24">Key Concepts:</text:span> Problem-solving, project management, integration of AI techniques.</text:p>
        </text:list-item>
        <text:list-item>
          <text:p text:style-name="P56"><text:span text:style-name="T24">Lab Work:</text:span> Develop a final project (e.g., an image classifier, a chatbot, or a medical diagnosis system).</text:p>
        </text:list-item>
        <text:list-item>
          <text:p text:style-name="P56"><text:span text:style-name="T24">Assignment:</text:span> Present the completed project along with a detailed report.</text:p>
        </text:list-item>
      </text:list>
      <text:p text:style-name="P49"/>
      <text:h text:style-name="P38" text:outline-level="3">Grading Policy</text:h>
      <text:list text:style-name="L16">
        <text:list-item>
          <text:p text:style-name="P57">Lab Assignments: 40%</text:p>
        </text:list-item>
        <text:list-item>
          <text:p text:style-name="P57">Final Lab Project: 60%</text:p>
        </text:list-item>
      </text:list>
      <text:h text:style-name="P38" text:outline-level="3">References and Further Reading</text:h>
      <text:list text:style-name="L17">
        <text:list-item>
          <text:p text:style-name="P58">Books:</text:p>
          <text:list>
            <text:list-item>
              <text:p text:style-name="P59">"Hands-On Machine Learning with Scikit-Learn, Keras, and TensorFlow" by Aurélien Géron.</text:p>
            </text:list-item>
            <text:list-item>
              <text:p text:style-name="P59">"Deep Learning" by Ian Goodfellow, Yoshua Bengio, and Aaron Courville.</text:p>
            </text:list-item>
          </text:list>
        </text:list-item>
        <text:list-item>
          <text:p text:style-name="P58">Online Resources:</text:p>
          <text:list>
            <text:list-item>
              <text:p text:style-name="P59">Coursera: "Machine Learning" by Andrew Ng.</text:p>
            </text:list-item>
            <text:list-item>
              <text:p text:style-name="P59">TensorFlow and Keras documentation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3:42:27.564049000</meta:creation-date>
    <dc:date>2025-09-17T14:45:55.465884000</dc:date>
    <meta:editing-duration>PT18M17S</meta:editing-duration>
    <meta:editing-cycles>3</meta:editing-cycles>
    <meta:generator>LibreOffice/25.8.1.1$MacOSX_X86_64 LibreOffice_project/54047653041915e595ad4e45cccea684809c77b5</meta:generator>
    <meta:document-statistic meta:table-count="2" meta:image-count="0" meta:object-count="0" meta:page-count="9" meta:paragraph-count="220" meta:word-count="1879" meta:character-count="12884" meta:non-whitespace-character-count="10971"/>
  </office:meta>
</office:document-meta>
</file>